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3.81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5" style:family="text">
      <style:text-properties fo:font-variant="normal" fo:text-transform="none" fo:color="#ffd966" style:text-line-through-style="none" style:text-line-through-type="none" style:text-position="0% 100%" style:font-name="Average1" fo:font-size="18pt" fo:letter-spacing="normal" fo:font-style="normal" style:text-underline-style="solid" style:text-underline-width="auto" style:text-underline-color="font-color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1" fo:font-size="10pt" fo:letter-spacing="normal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style:font-name="Average1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636cm" text:min-label-width="0.634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636cm" text:min-label-width="0.634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GraphQL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A Gentle Intro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it?" draw:style-name="dp1" draw:master-page-name="Title_20_and_20_body" presentation:presentation-page-layout-name="AL2T1">
        <draw:frame draw:name="Shape 6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it?</text:span></text:p>
          </draw:text-box>
        </draw:frame>
        <draw:frame draw:name="Shape 6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It’s a Query Language</text:span></text:p>
            <text:p text:style-name="P7"><text:span text:style-name="T4">Your model is represented as a series of schemas on the Server</text:span></text:p>
            <text:p text:style-name="P7"><text:span text:style-name="T4">Those schemas are introspectable via the API</text:span></text:p>
            <text:p text:style-name="P7"><text:span text:style-name="T4">Has validation and lots of other useful things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Title_20_and_20_body" presentation:presentation-page-layout-name="AL2T1">
        <draw:frame draw:name="Shape 7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ackground</text:span></text:p>
          </draw:text-box>
        </draw:frame>
        <draw:frame draw:name="Shape 7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Originally a Facebook project to build an API for mobile apps</text:span></text:p>
            <text:p text:style-name="P7"><text:span text:style-name="T4">Spec: </text:span><text:span text:style-name="T5"><text:a xlink:href="http://facebook.github.io/graphql/October2016/" xlink:type="simple">http://facebook.github.io/graphql/October2016/</text:a></text:span></text:p>
            <text:p text:style-name="P7"><text:span text:style-name="T4">Code: </text:span><text:span text:style-name="T5"><text:a xlink:href="https://github.com/graphql" xlink:type="simple">https://github.com/graphql</text:a></text:span></text:p>
            <text:p text:style-name="P7"><text:span text:style-name="T4">Docs: </text:span><text:span text:style-name="T5"><text:a xlink:href="http://graphql.org" xlink:type="simple">http://graphql.org</text:a></text:span></text:p>
            <text:p text:style-name="P7"><text:span text:style-name="T4">Licence: </text:span><text:span text:style-name="T5"><text:a xlink:href="https://medium.com/@leeb/relicensing-the-graphql-specification-e7d07a52301b" xlink:type="simple">https://medium.com/@leeb/relicensing-the-graphql-specification-e7d07a52301b</text:a>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’s agnostic about..." draw:style-name="dp1" draw:master-page-name="Title_20_and_20_body" presentation:presentation-page-layout-name="AL2T1">
        <draw:frame draw:name="Shape 7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t’s agnostic about...</text:span></text:p>
          </draw:text-box>
        </draw:frame>
        <draw:frame draw:name="Shape 7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ransport Protocol</text:span></text:p>
              </text:list-item>
              <text:list-item>
                <text:p text:style-name="P7"><text:span text:style-name="T4">Serialisation </text:span></text:p>
              </text:list-item>
              <text:list-item>
                <text:p text:style-name="P7"><text:span text:style-name="T4">Query Format</text:span></text:p>
              </text:list-item>
              <text:list-item>
                <text:p text:style-name="P7"><text:span text:style-name="T4">Schema Format</text:span></text:p>
              </text:list-item>
              <text:list-item>
                <text:p text:style-name="P7"><text:span text:style-name="T4">Results Format</text:span></text:p>
              </text:list-item>
            </text:list>
            <text:p text:style-name="P7"><text:span text:style-name="T4">“</text:span><text:span text:style-name="T4">Reference Implementations” make choices that become defacto standards </text:span></text:p>
            <text:p text:style-name="P7"><text:span text:style-name="T4"/></text:p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4" presentation:class="page"/>
          <draw:frame draw:name="Shape 7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it good for?" draw:style-name="dp1" draw:master-page-name="Title_20_and_20_body" presentation:presentation-page-layout-name="AL2T1">
        <draw:frame draw:name="Shape 8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it good for?</text:span></text:p>
          </draw:text-box>
        </draw:frame>
        <draw:frame draw:name="Shape 8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You want to publish an API but allow the clients flexibility with:</text:span></text:p>
            <text:list text:style-name="L6">
              <text:list-item>
                <text:p text:style-name="P7"><text:span text:style-name="T4">How they traverse your object model</text:span></text:p>
              </text:list-item>
              <text:list-item>
                <text:p text:style-name="P7"><text:span text:style-name="T4">Specifying exactly what data they get back</text:span></text:p>
              </text:list-item>
            </text:list>
            <text:p text:style-name="P7"><text:span text:style-name="T4">Allows them to formulate very custom queries, reducing number of server calls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5" presentation:class="page"/>
          <draw:frame draw:name="Shape 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the Graph part about?" draw:style-name="dp1" draw:master-page-name="Title_20_and_20_body" presentation:presentation-page-layout-name="AL2T1">
        <draw:frame draw:name="Shape 8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’s the Graph part about?</text:span></text:p>
          </draw:text-box>
        </draw:frame>
        <draw:frame draw:name="Shape 9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ObjectA -&gt; ConnectionObject -&gt; ObjectB</text:span></text:p>
            <text:p text:style-name="P7"><text:span text:style-name="T4">The graph refers to graph structures defined in the schema, where nodes define objects and edges define relationships between objects</text:span></text:p>
            <text:p text:style-name="P9"><text:span text:style-name="T6">PullRequest {</text:span></text:p>
            <text:p text:style-name="P9"><text:span text:style-name="T6"><text:tab/></text:span><text:span text:style-name="T6">Commits {</text:span></text:p>
            <text:p text:style-name="P9"><text:span text:style-name="T6"><text:tab/></text:span><text:span text:style-name="T6"><text:tab/></text:span><text:span text:style-name="T6">Edges {</text:span></text:p>
            <text:p text:style-name="P9"><text:span text:style-name="T6"><text:tab/></text:span><text:span text:style-name="T6"><text:tab/></text:span><text:span text:style-name="T6"><text:tab/></text:span><text:span text:style-name="T6">Nodes {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Comment</text:span></text:p>
            <text:p text:style-name="P10"><text:span text:style-name="T6">}</text:span></text:p>
            <text:p text:style-name="P11"><text:span text:style-name="T6">}</text:span></text:p>
            <text:p text:style-name="P12"><text:span text:style-name="T6">}</text:span><text:span text:style-name="T6"><text:line-break/></text:span><text:span text:style-name="T6">}</text:span></text:p>
            <text:p text:style-name="P13"><text:span text:style-name="T4">See </text:span><text:span text:style-name="T5"><text:a xlink:href="https://dev-blog.apollodata.com/explaining-graphql-connections-c48b7c3d6976" xlink:type="simple">this article</text:a></text:span></text:p>
            <text:p text:style-name="P13"><text:span text:style-name="T4"/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6" presentation:class="page"/>
          <draw:frame draw:name="Shape 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s/Types" draw:style-name="dp1" draw:master-page-name="Title_20_and_20_body" presentation:presentation-page-layout-name="AL2T1">
        <draw:frame draw:name="Shape 9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hemas/Types</text:span></text:p>
          </draw:text-box>
        </draw:frame>
        <draw:frame draw:name="Shape 9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Looks a bit like an IDL such as Protocol Buffers</text:span></text:p>
            <text:p text:style-name="P7"><text:span text:style-name="T4">Strongly typed. Interfaces. <text:s/>Objects. Enums etc </text:span><text:span text:style-name="T5"><text:a xlink:href="http://graphql.org/learn/schema/" xlink:type="simple">http://graphql.org/learn/schema/</text:a></text:span></text:p>
            <text:p text:style-name="P7"><text:span text:style-name="T4">Scalar types </text:span><text:span text:style-name="T5"><text:a xlink:href="http://graphql.org/learn/schema/#scalar-types" xlink:type="simple">http://graphql.org/learn/schema/#scalar-types</text:a></text:span></text:p>
            <text:p text:style-name="P7"><text:span text:style-name="T4">All types are Nullable</text:span></text:p>
            <text:p text:style-name="P7"><text:span text:style-name="T4">Schema Definition Language </text:span><text:span text:style-name="T5"><text:a xlink:href="https://wehavefaces.net/graphql-shorthand-notation-cheatsheet-17cd715861b6" xlink:type="simple">https://wehavefaces.net/graphql-shorthand-notation-cheatsheet-17cd715861b6</text:a></text:span></text:p>
            <text:p text:style-name="P7"><text:span text:style-name="T4">Example from Github: </text:span><text:span text:style-name="T5"><text:a xlink:href="https://developer.github.com/v4/reference/object/repository/" xlink:type="simple">https://developer.github.com/v4/reference/object/repository/</text:a>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7" presentation:class="page"/>
          <draw:frame draw:name="Shape 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s are.. Introspectable" draw:style-name="dp1" draw:master-page-name="Title_20_and_20_body" presentation:presentation-page-layout-name="AL2T1">
        <draw:frame draw:name="Shape 10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hemas are.. Introspectable</text:span></text:p>
          </draw:text-box>
        </draw:frame>
        <draw:frame draw:name="Shape 10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GraphiQL Explorer for public github </text:span><text:span text:style-name="T5"><text:a xlink:href="https://developer.github.com/v4/explorer/" xlink:type="simple">https://developer.github.com/v4/explorer/</text:a></text:span></text:p>
            <text:p text:style-name="P7"><text:span text:style-name="T4">Chrome Add on </text:span><text:span text:style-name="T5"><text:a xlink:href="https://chrome.google.com/webstore/detail/graphiql-feen/mcbfdonlkfpbfdpimkjilhdneikhfklp" xlink:type="simple">here</text:a></text:span><text:span text:style-name="T4"> which we can use for our own github (still not sure why we can’t use the GraphiQL explorer</text:span></text:p>
            <text:p text:style-name="P7"><text:span text:style-name="T4">Facilitate:</text:span></text:p>
            <text:list text:style-name="L4">
              <text:list-item>
                <text:p text:style-name="P7"><text:span text:style-name="T4">Documentation </text:span></text:p>
              </text:list-item>
              <text:list-item>
                <text:p text:style-name="P7"><text:span text:style-name="T4">Completion</text:span></text:p>
              </text:list-item>
              <text:list-item>
                <text:p text:style-name="P7"><text:span text:style-name="T4">Validation 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8" presentation:class="page"/>
          <draw:frame draw:name="Shape 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ies" draw:style-name="dp1" draw:master-page-name="Title_20_and_20_body" presentation:presentation-page-layout-name="AL2T1">
        <draw:frame draw:name="Shape 10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Queries</text:span></text:p>
          </draw:text-box>
        </draw:frame>
        <draw:frame draw:name="Shape 10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Normally JSON like syntax </text:span></text:p>
            <text:p text:style-name="P7"><text:span text:style-name="T4">Fragments </text:span><text:span text:style-name="T5"><text:a xlink:href="http://graphql.org/learn/queries/#fragments" xlink:type="simple">http://graphql.org/learn/queries/#fragments</text:a></text:span></text:p>
            <text:p text:style-name="P7"><text:span text:style-name="T4">Variables </text:span><text:span text:style-name="T5"><text:a xlink:href="http://graphql.org/learn/queries/#variables" xlink:type="simple">http://graphql.org/learn/queries/#variables</text:a></text:span></text:p>
            <text:p text:style-name="P7"><text:span text:style-name="T4">Directives </text:span><text:span text:style-name="T5"><text:a xlink:href="http://graphql.org/learn/queries/#directives" xlink:type="simple">http://graphql.org/learn/queries/#directives</text:a></text:span></text:p>
            <text:p text:style-name="P7"><text:span text:style-name="T4">Pagination a big emphasis </text:span><text:span text:style-name="T5"><text:a xlink:href="http://graphql.org/learn/pagination/" xlink:type="simple">http://graphql.org/learn/pagination/</text:a>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9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" draw:style-name="dp1" draw:master-page-name="Title_20_and_20_body" presentation:presentation-page-layout-name="AL2T1">
        <draw:frame draw:name="Shape 11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ithub</text:span></text:p>
          </draw:text-box>
        </draw:frame>
        <draw:frame draw:name="Shape 1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curl -H "Authorization: bearer 7c015139d53e98ae7a3dacc28dd82df646c17672" -H "Accept: application/vnd.github.v4.idl" </text:span><text:span text:style-name="T5"><text:a xlink:href="https://api.github.com/graphql" xlink:type="simple">https://api.github.com/graphql</text:a></text:span></text:p>
            <text:p text:style-name="P7"><text:span text:style-name="T4">You’ll need a token from github: </text:span><text:span text:style-name="T5"><text:a xlink:href="https://developer.github.com/v4/guides/forming-calls/#authenticating-with-graphql" xlink:type="simple">https://developer.github.com/v4/guides/forming-calls/#authenticating-with-graphql</text:a></text:span></text:p>
            <text:p text:style-name="P7"><text:span text:style-name="T4"/></text:p>
          </draw:text-box>
        </draw:frame>
        <presentation:notes draw:style-name="dp2">
          <draw:page-thumbnail draw:name="Shape 110" draw:style-name="gr1" draw:layer="layout" svg:width="16.932cm" svg:height="9.524cm" svg:x="1.059cm" svg:y="1.905cm" draw:page-number="10" presentation:class="page"/>
          <draw:frame draw:name="Shape 1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Operations" draw:style-name="dp1" draw:master-page-name="Title_20_and_20_body" presentation:presentation-page-layout-name="AL2T1">
        <draw:frame draw:name="Shape 1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ther Operations</text:span></text:p>
          </draw:text-box>
        </draw:frame>
        <draw:frame draw:name="Shape 12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Mutation</text:span></text:p>
            <text:p text:style-name="P7"><text:span text:style-name="T4">Subscribe</text:span></text:p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11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-Side" draw:style-name="dp1" draw:master-page-name="Title_20_and_20_body" presentation:presentation-page-layout-name="AL2T1">
        <draw:frame draw:name="Shape 1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rver-Side</text:span></text:p>
          </draw:text-box>
        </draw:frame>
        <draw:frame draw:name="Shape 12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Single entry-point or “endpoint”.</text:span></text:p>
            <text:p text:style-name="P7"><text:span text:style-name="T4">I don’t know much.. But see this talk from </text:span><text:span text:style-name="T5"><text:a xlink:href="https://dev-blog.apollodata.com/graphql-at-facebook-by-dan-schafer-38d65ef075af" xlink:type="simple">Facebook</text:a></text:span></text:p>
            <text:p text:style-name="P7"><text:span text:style-name="T4">Different approaches to caching wrt REST</text:span></text:p>
            <text:p text:style-name="P7"><text:span text:style-name="T4">Can be added to “legacy” apps using other kinds of services</text:span></text:p>
            <text:p text:style-name="P7"><text:span text:style-name="T4">Resolvers: </text:span><text:span text:style-name="T5"><text:a xlink:href="http://graphql.org/learn/execution/#root-fields-resolvers" xlink:type="simple">http://graphql.org/learn/execution/#root-fields-resolvers</text:a></text:span></text:p>
            <text:p text:style-name="P7"><text:span text:style-name="T4">Hello world example using </text:span><text:span text:style-name="T5"><text:a xlink:href="https://github.com/graphql-python/graphene/blob/master/examples/simple_example.py" xlink:type="simple">Graphene</text:a></text:span></text:p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12" presentation:class="page"/>
          <draw:frame draw:name="Shape 1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&amp; Libraries" draw:style-name="dp1" draw:master-page-name="Title_20_and_20_body" presentation:presentation-page-layout-name="AL2T1">
        <draw:frame draw:name="Shape 1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de &amp; Libraries</text:span></text:p>
          </draw:text-box>
        </draw:frame>
        <draw:frame draw:name="Shape 13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<text:a xlink:href="http://graphql.org/code/#server-libraries" xlink:type="simple">http://graphql.org/code/#server-libraries</text:a></text:span></text:p>
            <text:p text:style-name="P7"><text:span text:style-name="T5"><text:a xlink:href="http://graphql.org/code/#graphql-clients" xlink:type="simple">http://graphql.org/code/#graphql-clients</text:a></text:span></text:p>
            <text:p text:style-name="P7"><text:span text:style-name="T4">Python </text:span></text:p>
            <text:p text:style-name="P7"><text:span text:style-name="T5"><text:a xlink:href="https://github.com/graphql-python/graphene" xlink:type="simple">https://github.com/graphql-python/graphene</text:a></text:span><text:span text:style-name="T4"> Server</text:span></text:p>
            <text:p text:style-name="P7"><text:span text:style-name="T5"><text:a xlink:href="https://github.com/graphql-python/gql" xlink:type="simple">https://github.com/graphql-python/gql</text:a></text:span><text:span text:style-name="T4"> Client</text:span></text:p>
            <text:p text:style-name="P7"><text:span text:style-name="T4">Javascript </text:span></text:p>
            <text:p text:style-name="P7"><text:span text:style-name="T5"><text:a xlink:href="http://graphql.org/graphql-js/" xlink:type="simple">http://graphql.org/graphql-js/</text:a>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3" presentation:class="page"/>
          <draw:frame draw:name="Shape 1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I Libraries built on top of GraphQL&#9;" draw:style-name="dp1" draw:master-page-name="Title_20_and_20_body" presentation:presentation-page-layout-name="AL2T1">
        <draw:frame draw:name="Shape 1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I Libraries built on top of GraphQL</text:span><text:span text:style-name="T3"><text:tab/></text:span></text:p>
          </draw:text-box>
        </draw:frame>
        <draw:frame draw:name="Shape 13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Relay </text:span><text:span text:style-name="T5"><text:a xlink:href="https://facebook.github.io/relay/" xlink:type="simple">https://facebook.github.io/relay/</text:a></text:span></text:p>
            <text:p text:style-name="P7"><text:span text:style-name="T4">Apollo </text:span><text:span text:style-name="T5"><text:a xlink:href="http://dev.apollodata.com/react/index.html" xlink:type="simple">http://dev.apollodata.com/react/index.html</text:a>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34" draw:style-name="gr1" draw:layer="layout" svg:width="16.932cm" svg:height="9.524cm" svg:x="1.059cm" svg:y="1.905cm" draw:page-number="14" presentation:class="page"/>
          <draw:frame draw:name="Shape 1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arn more&#9;" draw:style-name="dp1" draw:master-page-name="Title_20_and_20_body" presentation:presentation-page-layout-name="AL2T1">
        <draw:frame draw:name="Shape 1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earn more</text:span><text:span text:style-name="T3"><text:tab/></text:span></text:p>
          </draw:text-box>
        </draw:frame>
        <draw:frame draw:name="Shape 14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<text:a xlink:href="https://www.howtographql.com/" xlink:type="simple">https://www.howtographql.com/</text:a></text:span></text:p>
            <text:p text:style-name="P7"><text:span text:style-name="T4"/></text:p>
          </draw:text-box>
        </draw:frame>
        <presentation:notes draw:style-name="dp2">
          <draw:page-thumbnail draw:name="Shape 140" draw:style-name="gr1" draw:layer="layout" svg:width="16.932cm" svg:height="9.524cm" svg:x="1.059cm" svg:y="1.905cm" draw:page-number="15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2"/>
    <meta:generator>LibreOfficeDev/5.1.0.3$Linux_X86_64 LibreOffice_project/</meta:generator>
  </office:meta>
</office:document-meta>
</file>